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nivers 45 Light" svg:font-family="'Univers 45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nivers 45 Light" fo:font-size="11pt" style:font-size-asian="11pt" style:font-size-complex="11pt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tu-brief_5f_seitenzahl">
      <style:paragraph-properties fo:padding="0in" fo:border="none"/>
    </style:style>
    <style:style style:name="P4" style:family="paragraph" style:parent-style-name="Frame_20_contents">
      <style:text-properties officeooo:rsid="00065a2b" officeooo:paragraph-rsid="00065a2b"/>
    </style:style>
    <style:style style:name="P5" style:family="paragraph" style:parent-style-name="tud-brief_5f_betreffzeile" style:master-page-name="First_20_Page">
      <loext:graphic-properties draw:fill="solid" draw:fill-color="#ffff00"/>
      <style:paragraph-properties fo:margin-top="0in" fo:margin-bottom="0in" loext:contextual-spacing="false" fo:line-height="0.2in" style:page-number="auto" fo:background-color="#ffff00" style:writing-mode="lr-tb">
        <style:tab-stops>
          <style:tab-stop style:position="1.3701in"/>
          <style:tab-stop style:position="2.9528in" style:type="center"/>
        </style:tab-stops>
      </style:paragraph-properties>
      <style:text-properties style:font-name="Liberation Mono" fo:font-style="normal" officeooo:rsid="00065a2b" officeooo:paragraph-rsid="00065a2b" fo:background-color="#ff6d6d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Frame1" text:anchor-type="paragraph" svg:x="0.089in" svg:y="0.1528in" svg:width="0.7902in" draw:z-index="0"><draw:text-box fo:min-height="0.2in"><text:p text:style-name="P4">1</text:p></draw:text-box></draw:frame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nivers 45 Light" svg:font-family="'Univers 45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ud-brief_5f_text_20_gross" style:display-name="tud-brief_text gross" style:family="paragraph" style:parent-style-name="Standard" style:default-outline-level="">
      <style:paragraph-properties fo:line-height="0.1945in" fo:orphans="0" fo:widows="0"/>
      <style:text-properties fo:color="#000000" style:font-name="Univers 45 Light" fo:font-family="'Univers 45 Light'" style:font-family-generic="roman" style:font-pitch="variable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ud-brief_5f_betreffzeile" style:display-name="tud-brief_betreffzeile" style:family="paragraph" style:parent-style-name="tud-brief_5f_text_20_gross" style:default-outline-level="">
      <style:paragraph-properties fo:margin-top="3.3862in" fo:margin-bottom="0.1945in" loext:contextual-spacing="false"/>
      <style:text-properties fo:font-style="italic" style:font-style-asian="italic" style:font-style-complex="italic"/>
    </style:style>
    <style:style style:name="tu-brief_5f_seitenzahl" style:display-name="tu-brief_seitenzahl" style:family="paragraph" style:parent-style-name="Footer" style:default-outline-level="">
      <style:paragraph-properties fo:text-align="end" style:justify-single-word="false"/>
      <style:text-properties style:font-name="Univers 45 Light" fo:font-family="'Univers 45 Light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Fußzeile_20_Zchn" style:display-name="Fußzeile Zchn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nivers 45 Light" fo:font-size="11pt" style:font-size-asian="11pt" style:font-size-complex="11pt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P3" style:family="paragraph" style:parent-style-name="tu-brief_5f_seitenzahl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4925in" fo:margin-bottom="1.2091in" fo:margin-left="1.1811in" fo:margin-right="1.1811in" style:writing-mode="lr-tb" style:layout-grid-color="#c0c0c0" style:layout-grid-lines="229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2571in" fo:margin-left="0in" fo:margin-right="0in" fo:margin-top="0.218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4661in" fo:margin-left="1.1811in" fo:margin-right="1.1811in" style:writing-mode="lr-tb" style:layout-grid-color="#c0c0c0" style:layout-grid-lines="229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and: Mai 2017</text:p>
        <text:p text:style-name="MP1"/>
      </style:header>
      <style:footer>
        <text:p text:style-name="MP2"><draw:frame draw:style-name="Mfr1" draw:name="Frame2" text:anchor-type="paragraph" svg:x="6.848in" svg:y="10.778in" svg:width="0.2327in" draw:z-index="0"><draw:text-box fo:min-height="0.0161in"><text:p text:style-name="MP3"><text:page-number text:select-page="current">0</text:page-number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editing-cycles>10</meta:editing-cycles>
    <meta:creation-date>2017-09-29T11:45:00</meta:creation-date>
    <dc:date>2018-03-15T12:01:30.561000000</dc:date>
    <meta:editing-duration>PT1H59M32S</meta:editing-duration>
    <meta:generator>LibreOffice/5.3.0.1$Windows_x86 LibreOffice_project/3b800451b1d0c48045de03b5b3c7bbbac87f20d9</meta:generator>
    <meta:document-statistic meta:table-count="0" meta:image-count="0" meta:object-count="0" meta:page-count="1" meta:paragraph-count="4" meta:word-count="6" meta:character-count="18" meta:non-whitespace-character-count="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